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providing self custodial wallet </text:p>
      <text:p text:style-name="Normal"><text:tab/>1. agent nomad wallet </text:p>
      <text:p text:style-name="Normal"><text:tab/>2. cedantal wallet </text:p>
      <text:p text:style-name="Normal"/>
      <text:p text:style-name="Normal">there will be a payment gateway, we getting paid. you can use your credit card</text:p>
      <text:p text:style-name="Normal"/>
      <text:p text:style-name="Normal">will purchase stable coins; goes P2P, to another cedental wallet.</text:p>
      <text:p text:style-name="Normal">A purchase 100USDT -&gt; B, P2P</text:p>
      <text:p text:style-name="Normal">B gets notification</text:p>
      <text:p text:style-name="Normal"/>
      <text:p text:style-name="Normal">we go off-chain, getting exchange pairs price USDT/BRL from oracle system </text:p>
      <text:p text:style-name="Normal"/>
      <text:p text:style-name="Normal">410 BRL is not converted, just to see the value. </text:p>
      <text:p text:style-name="Normal"/>
      <text:p text:style-name="Normal">(?) where does conversion happens</text:p>
      <text:p text:style-name="Normal"/>
      <text:p text:style-name="Normal"/>
      <text:p text:style-name="Normal">any agent nomad wallet that is open in the area </text:p>
      <text:p text:style-name="Normal"/>
      <text:p text:style-name="Normal">he will send the request to five nomad agents</text:p>
      <text:p text:style-name="Normal"/>
      <text:p text:style-name="Normal">3 agents will popup, one is the closest</text:p>
      <text:p text:style-name="Normal"/>
      <text:p text:style-name="Normal">---</text:p>
      <text:p text:style-name="Normal"/>
      <text:p text:style-name="Normal">User Journey</text:p>
      <text:p text:style-name="Normal"/>
      <text:p text:style-name="Normal">Requestant: money sender</text:p>
      <text:p text:style-name="Normal">Point’s a location on the map </text:p>
      <text:p text:style-name="Normal"/>
      <text:p text:style-name="Normal"/>
      <text:p text:style-name="Normal">Agent Profile</text:p>
      <text:p text:style-name="Normal">- agent’s id number</text:p>
      <text:p text:style-name="Normal">- wallet qr code</text:p>
      <text:p text:style-name="Normal">- wallet short address</text:p>
      <text:p text:style-name="Normal">- ratings by starts</text:p>
      <text:p text:style-name="Normal">- amount of txns (his experiences) </text:p>
      <text:p text:style-name="Normal">- auction value between -10 to +10</text:p>
      <text:p text:style-name="Normal"/>
      <text:p text:style-name="Normal"/>
      <text:p text:style-name="Normal"/>
      <text:p text:style-name="Normal">Agent goes on way</text:p>
      <text:p text:style-name="Normal">arrives to the meeting point,</text:p>
      <text:p text:style-name="Normal">they validate each other with a code inside the created order</text:p>
      <text:p text:style-name="Normal"/>
      <text:p text:style-name="Normal">every txn we do throught the app, all of it, the data is will be copied for another reason. transactions are gonna be NFTs. </text:p>
      <text:p text:style-name="Normal"/>
      <text:p text:style-name="Normal">Discount</text:p>
      <text:p text:style-name="Normal">Recipient <text:s text:c="1"/></text:p>
      <text:p text:style-name="Normal"/>
      <text:p text:style-name="Normal"/>
      <text:p text:style-name="Normal">research: InDrive auction mechanism 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